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Sans L" officeooo:rsid="0006c54f" officeooo:paragraph-rsid="0006c54f"/>
    </style:style>
    <style:style style:name="P2" style:family="paragraph" style:parent-style-name="Standard">
      <style:text-properties style:font-name="Nimbus Sans L" officeooo:rsid="0008b914" officeooo:paragraph-rsid="0008b914"/>
    </style:style>
    <style:style style:name="P3" style:family="paragraph" style:parent-style-name="Standard">
      <style:text-properties style:font-name="Nimbus Sans L" officeooo:rsid="000cdb73" officeooo:paragraph-rsid="000cdb73"/>
    </style:style>
    <style:style style:name="P4" style:family="paragraph" style:parent-style-name="Standard">
      <style:text-properties style:font-name="Nimbus Sans L" officeooo:rsid="000d714b" officeooo:paragraph-rsid="000d714b"/>
    </style:style>
    <style:style style:name="T1" style:family="text">
      <style:text-properties officeooo:rsid="000b105b"/>
    </style:style>
    <style:style style:name="T2" style:family="text">
      <style:text-properties officeooo:rsid="000d71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3.7 -m venv .</text:p>
      <text:p text:style-name="P1">. bin/activate or source bin/activate</text:p>
      <text:p text:style-name="P2"/>
      <text:p text:style-name="P2">#</text:p>
      <text:p text:style-name="P2"># It activates the virtual environment then…</text:p>
      <text:p text:style-name="P2"># We create a file called requirements.txt </text:p>
      <text:p text:style-name="P2"># This file has only one line at this time</text:p>
      <text:p text:style-name="P2"># <text:s/>Django~=2.1.4</text:p>
      <text:p text:style-name="P2">#</text:p>
      <text:p text:style-name="P2"/>
      <text:p text:style-name="P2">pip3.7 install -r requirements.<text:span text:style-name="T1">txt</text:span></text:p>
      <text:p text:style-name="P2"/>
      <text:p text:style-name="P2">#</text:p>
      <text:p text:style-name="P2"># It then installs django 2.1.4...</text:p>
      <text:p text:style-name="P2">#</text:p>
      <text:p text:style-name="P3"/>
      <text:p text:style-name="P3">django-admin startproject mysite .</text:p>
      <text:p text:style-name="P3"/>
      <text:p text:style-name="P3">Python3.7 manage.py startapp milicia</text:p>
      <text:p text:style-name="P3"/>
      <text:p text:style-name="P3">#</text:p>
      <text:p text:style-name="P3"># Now I have to modify mysite/settings.py</text:p>
      <text:p text:style-name="P3">#</text:p>
      <text:p text:style-name="P3">INSTALLED APPS = [</text:p>
      <text:p text:style-name="P3">... </text:p>
      <text:p text:style-name="P3"><text:s text:c="7"/>‘milicia.apps.MiliciaConfig’,</text:p>
      <text:p text:style-name="P3">]</text:p>
      <text:p text:style-name="P3"/>
      <text:p text:style-name="P4">#</text:p>
      <text:p text:style-name="P4"># To create database for the project we run python3.7 manage.py migrate</text:p>
      <text:p text:style-name="P4"># It takes the info from the file mysite/settings.py</text:p>
      <text:p text:style-name="P4">#</text:p>
      <text:p text:style-name="P4"/>
      <text:p text:style-name="P3">python3.7 manage.py migrat<text:span text:style-name="T2">e</text:span></text:p>
      <text:p text:style-name="P3"/>
      <text:p text:style-name="P4">#</text:p>
      <text:p text:style-name="P4"># To evaluate the status of the app we use </text:p>
      <text:p text:style-name="P4"># python3.7 manage.py runserver</text:p>
      <text:p text:style-name="P4"># So we run the server interface. If the web show a rocket we r fine, otherwise...</text:p>
      <text:p text:style-name="P4">#</text:p>
      <text:p text:style-name="P3"/>
      <text:p text:style-name="P4">python3.7 manage.py runserver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9:10:10.041048751</meta:creation-date>
    <dc:date>2018-12-22T22:21:50.802240482</dc:date>
    <meta:editing-duration>PT1H16M8S</meta:editing-duration>
    <meta:editing-cycles>5</meta:editing-cycles>
    <meta:generator>LibreOffice/5.2.7.2$Linux_X86_64 LibreOffice_project/20m0$Build-2</meta:generator>
    <meta:document-statistic meta:table-count="0" meta:image-count="0" meta:object-count="0" meta:page-count="1" meta:paragraph-count="32" meta:word-count="135" meta:character-count="784" meta:non-whitespace-character-count="670"/>
  </office:meta>
</office:document-meta>
</file>